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D000001A453CB3DC5421714F0.png" manifest:media-type="image/png"/>
  <manifest:file-entry manifest:full-path="Pictures/10000201000001330000014E261EC2B3FD5C9029.png" manifest:media-type="image/png"/>
  <manifest:file-entry manifest:full-path="Pictures/10000201000001410000014846A2030891270616.png" manifest:media-type="image/png"/>
  <manifest:file-entry manifest:full-path="Pictures/10000201000000A3000001651027A22434AF9437.png" manifest:media-type="image/png"/>
  <manifest:file-entry manifest:full-path="Pictures/10000201000000A3000001651D3F4033FFBC85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fill-color="#ffdaa2" draw:textarea-horizontal-align="justify" draw:textarea-vertical-align="middle" draw:auto-grow-height="false" fo:min-height="11.35cm" fo:min-width="3.18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32cm"/>
    </style:style>
    <style:style style:name="gr5" style:family="graphic" style:parent-style-name="standard">
      <style:graphic-properties svg:stroke-width="0.035cm" draw:marker-start-width="0.252cm" draw:marker-end-width="0.252cm" draw:fill-color="#fdb94d" draw:textarea-horizontal-align="justify" draw:textarea-vertical-align="middle" draw:auto-grow-height="false" fo:min-height="11.316cm" fo:min-width="12.196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200" draw:textarea-horizontal-align="justify" draw:textarea-vertical-align="middle" draw:auto-grow-height="false" fo:min-height="2.47cm" fo:min-width="2.81cm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11.35cm" fo:min-width="3.31cm"/>
    </style:style>
    <style:style style:name="gr8" style:family="graphic" style:parent-style-name="standard">
      <style:graphic-properties svg:stroke-color="#000000" draw:fill-color="#f9a870" draw:textarea-horizontal-align="justify" draw:textarea-vertical-align="middle" draw:auto-grow-height="false" fo:min-height="0.648cm" fo:min-width="1.801cm"/>
    </style:style>
    <style:style style:name="gr9" style:family="graphic" style:parent-style-name="standard">
      <style:graphic-properties draw:fill-color="#f3715a" draw:textarea-horizontal-align="justify" draw:textarea-vertical-align="middle" draw:auto-grow-height="false" fo:min-height="11.35cm" fo:min-width="3.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3" style:family="graphic" style:parent-style-name="standard">
      <style:graphic-properties svg:stroke-color="#000000" draw:fill-color="#fcd3c1" draw:textarea-horizontal-align="justify" draw:textarea-vertical-align="middle" draw:auto-grow-height="false" fo:min-height="1.95cm" fo:min-width="2.5cm"/>
    </style:style>
    <style:style style:name="gr14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f9a870" draw:textarea-vertical-align="middle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000000" draw:fill-color="#f9a870" draw:textarea-horizontal-align="justify" draw:textarea-vertical-align="middle" draw:auto-grow-height="false" fo:min-height="0.549cm" fo:min-width="0.8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1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fdb94d"/>
      <style:paragraph-properties fo:text-align="cente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fff200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9a870"/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-color="#f3715a"/>
      <style:paragraph-properties fo:text-align="center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fo:font-size="15pt" style:font-size-asian="13pt" style:font-size-complex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-color="#fcd3c1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none" draw:fill-color="#f9a870"/>
      <style:paragraph-properties fo:text-align="center"/>
    </style:style>
    <style:style style:name="P17" style:family="paragraph">
      <loext:graphic-properties draw:fill-color="#f9a870"/>
      <style:paragraph-properties fo:text-align="center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size-asian="13pt" style:font-size-complex="13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5.5cm" svg:x1="0.8cm" svg:y1="6.037cm" svg:x2="8.619cm" svg:y2="16cm" draw:start-shape="id1" draw:start-glue-point="3" draw:end-shape="id2" draw:end-glue-point="3" svg:d="M800 6037h5000v9963h2819" svg:viewBox="0 0 7820 9964">
          <text:p/>
        </draw:connector>
        <draw:custom-shape draw:style-name="gr2" draw:text-style-name="P2" xml:id="id2" draw:id="id2" draw:layer="layout" svg:width="3.681cm" svg:height="11.6cm" svg:x="8.619cm" svg:y="10.2cm">
          <text:p/>
          <draw:enhanced-geometry svg:viewBox="0 0 21600 21600" draw:type="rectangle" draw:enhanced-path="M 0 0 L 21600 0 21600 21600 0 21600 0 0 Z N"/>
        </draw:custom-shape>
        <draw:frame draw:style-name="gr3" draw:text-style-name="P1" xml:id="id9" draw:id="id9" draw:layer="layout" svg:width="1.502cm" svg:height="2.371cm" svg:x="9.721cm" svg:y="11.499cm">
          <draw:image xlink:href="Pictures/10000201000000A3000001651027A22434AF9437.png" xlink:type="simple" xlink:show="embed" xlink:actuate="onLoad">
            <text:p/>
          </draw:image>
        </draw:frame>
        <draw:frame draw:style-name="gr3" draw:text-style-name="P1" xml:id="id8" draw:id="id8" draw:layer="layout" svg:width="1.502cm" svg:height="2.371cm" svg:x="9.721cm" svg:y="15.461cm">
          <draw:image xlink:href="Pictures/10000201000000A3000001651027A22434AF9437.png" xlink:type="simple" xlink:show="embed" xlink:actuate="onLoad">
            <text:p/>
          </draw:image>
        </draw:frame>
        <draw:frame draw:style-name="gr3" draw:text-style-name="P1" xml:id="id10" draw:id="id10" draw:layer="layout" svg:width="1.502cm" svg:height="2.371cm" svg:x="9.719cm" svg:y="19.219cm">
          <draw:image xlink:href="Pictures/10000201000000A3000001651D3F4033FFBC85FF.png" xlink:type="simple" xlink:show="embed" xlink:actuate="onLoad">
            <text:p/>
          </draw:image>
        </draw:frame>
        <draw:frame draw:style-name="gr4" draw:text-style-name="P4" draw:layer="layout" svg:width="2.75cm" svg:height="0.839cm" svg:x="9.319cm" svg:y="10.2cm">
          <draw:text-box>
            <text:p text:style-name="P3"><text:span text:style-name="T1">Sensores</text:span></text:p>
          </draw:text-box>
        </draw:frame>
        <draw:custom-shape draw:style-name="gr5" draw:text-style-name="P5" draw:layer="layout" svg:width="12.73cm" svg:height="11.6cm" svg:x="13.419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5" draw:id="id5" draw:layer="layout" svg:width="3.31cm" svg:height="2.72cm" svg:x="14.1cm" svg:y="15.283cm">
          <text:p text:style-name="P6"><text:span text:style-name="T1">Normaliz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11.6cm" svg:x="27.153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3" draw:id="id3" draw:layer="layout" svg:width="2.3cm" svg:height="1.7cm" svg:x="27.811cm" svg:y="15.841cm">
          <text:p text:style-name="P9"><text:span text:style-name="T2">Banco</text:span></text:p>
          <text:p text:style-name="P9"><text:span text:style-name="T2">De perfis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9" draw:text-style-name="P11" draw:layer="layout" svg:width="3.81cm" svg:height="11.6cm" svg:x="31.953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4.647cm" svg:height="0.839cm" svg:x="17.023cm" svg:y="10.2cm">
          <draw:text-box>
            <text:p text:style-name="P12"><text:span text:style-name="T3">Extração </text:span><text:span text:style-name="T3">de perfil</text:span></text:p>
          </draw:text-box>
        </draw:frame>
        <draw:frame draw:style-name="gr11" draw:text-style-name="P14" draw:layer="layout" svg:width="2.962cm" svg:height="0.839cm" svg:x="27.571cm" svg:y="10.2cm">
          <draw:text-box>
            <text:p><text:span text:style-name="T1">Indexação</text:span></text:p>
          </draw:text-box>
        </draw:frame>
        <draw:frame draw:style-name="gr12" draw:text-style-name="P13" draw:layer="layout" svg:width="3.5cm" svg:height="1.427cm" svg:x="32.1cm" svg:y="10.2cm">
          <draw:text-box>
            <text:p text:style-name="P12"><text:span text:style-name="T3">Visualização</text:span></text:p>
          </draw:text-box>
        </draw:frame>
        <draw:custom-shape draw:style-name="gr13" draw:text-style-name="P15" xml:id="id4" draw:id="id4" draw:layer="layout" svg:width="3cm" svg:height="2.2cm" svg:x="32.353cm" svg:y="15.59cm">
          <text:p text:style-name="P9"><text:span text:style-name="T1">Visualiz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svg:x1="30.111cm" svg:y1="16.691cm" svg:x2="32.353cm" svg:y2="16.69cm" draw:start-shape="id3" draw:start-glue-point="8" draw:end-shape="id4" svg:d="M30111 16691h1122v-1h1120" svg:viewBox="0 0 2243 2">
          <text:p/>
        </draw:connector>
        <draw:frame draw:style-name="gr15" draw:text-style-name="P1" draw:layer="layout" svg:width="3.034cm" svg:height="3.1cm" svg:x="37.924cm" svg:y="12.7cm">
          <draw:image xlink:href="Pictures/10000201000001410000014846A2030891270616.png" xlink:type="simple" xlink:show="embed" xlink:actuate="onLoad">
            <text:p/>
          </draw:image>
        </draw:frame>
        <draw:frame draw:style-name="gr15" draw:text-style-name="P1" draw:layer="layout" svg:width="3.02cm" svg:height="3.1cm" svg:x="37.924cm" svg:y="17.2cm">
          <draw:image xlink:href="Pictures/10000201000001330000014E261EC2B3FD5C9029.png" xlink:type="simple" xlink:show="embed" xlink:actuate="onLoad">
            <text:p/>
          </draw:image>
        </draw:frame>
        <draw:custom-shape draw:style-name="gr16" draw:text-style-name="P17" draw:layer="layout" svg:width="1.5cm" svg:height="1.597cm" svg:x="36.253cm" svg:y="13.8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1.5cm" svg:height="1.597cm" draw:transform="rotate (-3.14159265358979) translate (37.753cm 19.49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4" draw:layer="layout" svg:width="2.602cm" svg:height="0.839cm" svg:x="37.719cm" svg:y="10.2cm">
          <draw:text-box>
            <text:p text:style-name="P18"><text:span text:style-name="T1">Usuários</text:span></text:p>
          </draw:text-box>
        </draw:frame>
        <draw:frame draw:style-name="gr18" draw:text-style-name="P19" draw:layer="layout" svg:width="0.68cm" svg:height="2.384cm" svg:x="10.119cm" svg:y="17.268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custom-shape draw:style-name="gr6" draw:text-style-name="P7" xml:id="id6" draw:id="id6" draw:layer="layout" svg:width="3.31cm" svg:height="2.72cm" svg:x="18.29cm" svg:y="15.268cm">
          <text:p text:style-name="P6"><text:span text:style-name="T1">Anál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7.41cm" svg:y1="16.643cm" svg:x2="18.29cm" svg:y2="16.628cm" draw:start-shape="id5" draw:start-glue-point="1" draw:end-shape="id6" draw:end-glue-point="3" svg:d="M17410 16643h440v-15h440" svg:viewBox="0 0 881 16">
          <text:p/>
        </draw:connector>
        <draw:frame draw:style-name="gr20" draw:text-style-name="P9" xml:id="id1" draw:id="id1" draw:layer="layout" svg:width="15cm" svg:height="8.726cm" svg:x="0.8cm" svg:y="1.674cm">
          <draw:image xlink:href="Pictures/100002010000029D000001A453CB3DC5421714F0.png" xlink:type="simple" xlink:show="embed" xlink:actuate="onLoad">
            <text:p/>
          </draw:image>
        </draw:frame>
        <draw:custom-shape draw:style-name="gr6" draw:text-style-name="P7" xml:id="id7" draw:id="id7" draw:layer="layout" svg:width="3.31cm" svg:height="2.72cm" svg:x="22.4cm" svg:y="15.288cm">
          <text:p text:style-name="P6"><text:span text:style-name="T1">Classificação</text:span></text:p>
          <text:p text:style-name="P6"><text:span text:style-name="T1">de perf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21.6cm" svg:y1="16.628cm" svg:x2="22.4cm" svg:y2="16.648cm" draw:start-shape="id6" draw:start-glue-point="1" draw:end-shape="id7" draw:end-glue-point="3" svg:d="M21600 16628h400v20h400" svg:viewBox="0 0 801 21">
          <text:p/>
        </draw:connector>
        <draw:line draw:style-name="gr19" draw:text-style-name="P1" draw:layer="layout" svg:x1="25.8cm" svg:y1="16.4cm" svg:x2="27.8cm" svg:y2="16.4cm">
          <text:p/>
        </draw:line>
        <draw:line draw:style-name="gr19" draw:text-style-name="P1" draw:layer="layout" svg:x1="27.7cm" svg:y1="17cm" svg:x2="25.8cm" svg:y2="17cm">
          <text:p/>
        </draw:line>
        <draw:connector draw:style-name="gr19" draw:text-style-name="P1" draw:layer="layout" svg:x1="11.223cm" svg:y1="16.646cm" svg:x2="14.1cm" svg:y2="16.643cm" draw:start-shape="id8" draw:start-glue-point="1" draw:end-shape="id5" draw:end-glue-point="3" svg:d="M11223 16646h1438v-3h1439" svg:viewBox="0 0 2878 4">
          <text:p/>
        </draw:connector>
        <draw:connector draw:style-name="gr19" draw:text-style-name="P1" draw:layer="layout" svg:x1="11.223cm" svg:y1="12.684cm" svg:x2="14.1cm" svg:y2="16.643cm" draw:start-shape="id9" draw:end-shape="id5" draw:end-glue-point="3" svg:d="M11223 12684h1438v3959h1439" svg:viewBox="0 0 2878 3960">
          <text:p/>
        </draw:connector>
        <draw:connector draw:style-name="gr19" draw:text-style-name="P1" draw:layer="layout" svg:x1="11.221cm" svg:y1="20.404cm" svg:x2="14.1cm" svg:y2="16.643cm" draw:start-shape="id10" draw:end-shape="id5" draw:end-glue-point="3" svg:d="M11221 20404h1439v-3761h1440" svg:viewBox="0 0 2880 3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01:23:25.629463686</meta:creation-date>
    <dc:date>2017-11-17T21:09:20.457454947</dc:date>
    <meta:editing-duration>PT6H36M23S</meta:editing-duration>
    <meta:editing-cycles>10</meta:editing-cycles>
    <meta:generator>LibreOffice/5.4.2.2.0$Linux_X86_64 LibreOffice_project/40m0$Build-2</meta:generator>
    <meta:document-statistic meta:object-count="32"/>
  </office:meta>
</office:document-meta>
</file>